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ffe668" style:font-size-asian="12pt" style:font-weight-asian="normal" style:font-size-complex="12pt" style:font-weight-complex="normal"/>
    </style:style>
    <style:style style:name="P4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1" style:family="paragraph" style:parent-style-name="Text_20_body">
      <style:paragraph-properties fo:text-align="start" style:justify-single-word="false"/>
      <style:text-properties officeooo:paragraph-rsid="001756f7"/>
    </style:style>
    <style:style style:name="P42" style:family="paragraph" style:parent-style-name="Text_20_body">
      <style:text-properties officeooo:rsid="02e82a24" officeooo:paragraph-rsid="001756f7" style:font-size-asian="12pt"/>
    </style:style>
    <style:style style:name="P4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3" style:family="paragraph" style:parent-style-name="Text_20_body">
      <style:text-properties officeooo:rsid="02e82a24" officeooo:paragraph-rsid="00bb0ca2" style:font-size-asian="12pt"/>
    </style:style>
    <style:style style:name="P5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fo:font-size="12pt" fo:font-weight="bold" officeooo:rsid="0426cbc9" style:font-size-asian="12pt" style:font-weight-asian="bold" style:font-size-complex="12pt" style:font-weight-complex="bold"/>
    </style:style>
    <style:style style:name="T82" style:family="text">
      <style:text-properties fo:font-size="12pt" fo:font-weight="bold" officeooo:rsid="02e82a24" style:font-size-asian="12pt" style:font-weight-asian="bold" style:font-size-complex="12pt" style:font-weight-complex="bold"/>
    </style:style>
    <style:style style:name="T83" style:family="text">
      <style:text-properties fo:font-size="12pt" fo:font-weight="normal" officeooo:rsid="02e82a24" style:font-size-asian="12pt" style:font-weight-asian="normal" style:font-size-complex="12pt" style:font-weight-complex="normal"/>
    </style:style>
    <style:style style:name="T84" style:family="text">
      <style:text-properties fo:font-size="12pt" fo:font-weight="normal" officeooo:rsid="038dd9cf" style:font-size-asian="12pt" style:font-weight-asian="normal" style:font-size-complex="12pt" style:font-weight-complex="normal"/>
    </style:style>
    <style:style style:name="T85" style:family="text">
      <style:text-properties fo:font-size="12pt" fo:font-weight="normal" officeooo:rsid="0026d4d6" style:font-size-asian="12pt" style:font-weight-asian="normal" style:font-size-complex="12pt" style:font-weight-complex="normal"/>
    </style:style>
    <style:style style:name="T86" style:family="text">
      <style:text-properties officeooo:rsid="038d9d4d"/>
    </style:style>
    <style:style style:name="T87" style:family="text">
      <style:text-properties officeooo:rsid="038dd9cf"/>
    </style:style>
    <style:style style:name="T88" style:family="text">
      <style:text-properties officeooo:rsid="0025668c"/>
    </style:style>
    <style:style style:name="T89" style:family="text">
      <style:text-properties fo:font-weight="normal" style:font-weight-asian="normal" style:font-weight-complex="normal"/>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weight="bold" style:font-weight-asian="bold"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style:font-style-asian="normal" style:font-style-complex="normal"/>
    </style:style>
    <style:style style:name="T95" style:family="text">
      <style:text-properties officeooo:rsid="00bb3130"/>
    </style:style>
    <style:style style:name="T96"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29"/>
      <text:p text:style-name="P39">To facilitate this alerting system, the organisation should use a </text:p>
      <text:p text:style-name="P25"/>
      <text:p text:style-name="P25"/>
      <text:p text:style-name="P25"/>
      <text:p text:style-name="P25"/>
      <text:p text:style-name="P25"/>
      <text:p text:style-name="P25"/>
      <text:p text:style-name="P25"/>
      <text:p text:style-name="P25"/>
      <text:p text:style-name="P25"/>
      <text:p text:style-name="P40">References</text:p>
      <text:p text:style-name="P41"><text:span text:style-name="Strong_20_Emphasis"><text:span text:style-name="T81">GD</text:span></text:span><text:span text:style-name="Strong_20_Emphasis"><text:span text:style-name="T82">P</text:span></text:span><text:span text:style-name="Strong_20_Emphasis"><text:span text:style-name="T81">R</text:span></text:span><text:span text:style-name="T83"> (</text:span>2018<text:span text:style-name="T83">) </text:span><text:span text:style-name="Emphasis"><text:span text:style-name="T83">General Data Protection Regulation.</text:span></text:span><text:span text:style-name="T83"> Available at: </text:span><text:a xlink:type="simple" xlink:href="https://gdpr-info.eu/" text:style-name="Internet_20_link" text:visited-style-name="Visited_20_Internet_20_Link"><text:span text:style-name="T83">https://gdpr-info.eu/</text:span></text:a><text:span text:style-name="T83"> (</text:span><text:span text:style-name="T84">Accessed: </text:span><text:span text:style-name="T85">5 </text:span><text:span text:style-name="T84"><text:s/></text:span><text:span text:style-name="T85">May</text:span><text:span text:style-name="T84"> 2026</text:span><text:span text:style-name="T83">).</text:span></text:p>
      <text:p text:style-name="P42"><text:span text:style-name="Strong_20_Emphasis">Data Protection Act 2018</text:span> (2018) <text:span text:style-name="Emphasis">c.12.</text:span> London: The Stationery Office. <text:span text:style-name="T86">Available at: </text:span><text:a xlink:type="simple" xlink:href="https://www.legislation.gov.uk/ukpga/2018/12" text:style-name="Internet_20_link" text:visited-style-name="Visited_20_Internet_20_Link"><text:span text:style-name="T86">https://www.legislation.gov.uk/ukpga/2018/12</text:span></text:a><text:span text:style-name="T86"> </text:span><text:span text:style-name="T87">(Accessed: </text:span><text:span text:style-name="T88">5 May</text:span><text:span text:style-name="T87"> 2026).</text:span></text:p>
      <text:p text:style-name="P43"><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7">Accessed: </text:span><text:span text:style-name="T88">5</text:span><text:span text:style-name="T87"> </text:span><text:span text:style-name="T88">May</text:span><text:span text:style-name="T87"> 2026</text:span>).</text:p>
      <text:p text:style-name="P44">National Cyber Security Centre <text:span text:style-name="T89">(2021) </text:span><text:span text:style-name="T90">Top tips for staying secure online.</text:span><text:span text:style-name="T89"> Available at: </text:span><text:a xlink:type="simple" xlink:href="https://www.ncsc.gov.uk/collection/top-tips-for-staying-secure-online/always-back-up-your-most-important-data#section_3" text:style-name="Internet_20_link" text:visited-style-name="Visited_20_Internet_20_Link"><text:span text:style-name="T89">https://www.ncsc.gov.uk/collection/top-tips-for-staying-secure-online/always-back-up-your-most-important-data#section_3</text:span></text:a><text:span text:style-name="T89"> (Accessed 5 May 2026).</text:span></text:p>
      <text:p text:style-name="P45"/>
      <text:p text:style-name="P46"><text:span text:style-name="T9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6"/>
      <text:p text:style-name="P47">Rubber Duck Debugging <text:span text:style-name="T89">(n.d.) </text:span><text:span text:style-name="T90">Debugging Software with a Rubber Ducky. </text:span><text:span text:style-name="T92">Available at: </text:span><text:a xlink:type="simple" xlink:href="https://rubberduckdebugging.com/" text:style-name="Internet_20_link" text:visited-style-name="Visited_20_Internet_20_Link"><text:span text:style-name="T92">https://rubberduckdebugging.com/</text:span></text:a><text:span text:style-name="T92"> (Accessed: 5 May 2026)</text:span></text:p>
      <text:p text:style-name="P48"/>
      <text:p text:style-name="P49"><text:span text:style-name="T93">Luka Netzler, Brian Lovell</text:span><text:span text:style-name="T9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0"/>
      <text:p text:style-name="P51">Christoph Bamberg, Julia Reinchenberger, Jens Blechert <text:span text:style-name="T89">(2025) </text:span><text:span text:style-name="T90">Stable cognitive performance while adapting to intermittent fasting: A randomised controlled trial</text:span><text:span text:style-name="T92">. Available at: </text:span><text:a xlink:type="simple" xlink:href="https://journals.sagepub.com/doi/10.1177/13591053251351204" text:style-name="Internet_20_link" text:visited-style-name="Visited_20_Internet_20_Link"><text:span text:style-name="T92">https://journals.sagepub.com/doi/10.1177/13591053251351204</text:span></text:a><text:span text:style-name="T92"> (Accessed: 5 May 2026).</text:span></text:p>
      <text:p text:style-name="P52"/>
      <text:p text:style-name="P53"><text:span text:style-name="Strong_20_Emphasis">Information Commissioner’s Office (ICO)</text:span> (2024<text:span text:style-name="T9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7">Accessed: </text:span><text:span text:style-name="T96">5 May </text:span><text:span text:style-name="T87">2026</text:span>).</text:p>
      <text:p text:style-name="P54">Dominik H Pesta, Varman T Samuel <text:span text:style-name="T89">(2014) </text:span><text:span text:style-name="T90">A high-protein diet for reducing body fat: mechanisms and possible caveats.</text:span><text:span text:style-name="T89"> Available at: </text:span><text:a xlink:type="simple" xlink:href="https://link.springer.com/article/10.1186/1743-7075-11-53" text:style-name="Internet_20_link" text:visited-style-name="Visited_20_Internet_20_Link"><text:span text:style-name="T89">https://link.springer.com/article/10.1186/1743-7075-11-53</text:span></text:a><text:span text:style-name="T89"> (Accessed: 5 May 2026).</text:span></text:p>
      <text:p text:style-name="P55"/>
      <text:p text:style-name="P56">Craig A. Williamson, Jari J. Morganti, Hannah E. Smithson <text:span text:style-name="T89">(2023) </text:span><text:span text:style-name="T90">Bright-light distractions and visual performance</text:span><text:span text:style-name="T89">. Available at: </text:span><text:a xlink:type="simple" xlink:href="https://www.frontiersin.org/journals/psychology/articles/10.3389/fpsyg.2023.1088975/full" text:style-name="Internet_20_link" text:visited-style-name="Visited_20_Internet_20_Link"><text:span text:style-name="T89">https://www.frontiersin.org/journals/psychology/articles/10.3389/fpsyg.2023.1088975/full</text:span></text:a><text:span text:style-name="T89"> (Accessed: 5 May 2026).</text:span></text:p>
      <text:p text:style-name="P57"/>
      <text:p text:style-name="P58">Ning Ding, Daniel Wagner, Xiaomeng Chen, Abhinav Pathak, Y. Charlie Hu, Andrew Rice <text:span text:style-name="T89">(2013) </text:span><text:span text:style-name="T90">Characterizing and modeling the impact of wireless signal strength on smartphone battery drain. </text:span><text:span text:style-name="T92">Available at: </text:span><text:a xlink:type="simple" xlink:href="https://dl.acm.org/doi/10.1145/2494232.2466586" text:style-name="Internet_20_link" text:visited-style-name="Visited_20_Internet_20_Link"><text:span text:style-name="T92">https://dl.acm.org/doi/10.1145/2494232.2466586</text:span></text:a><text:span text:style-name="T92"> (Accessed: 5 May 2026)</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8:40.508199355</dc:date>
    <meta:editing-duration>PT7H52M10S</meta:editing-duration>
    <meta:editing-cycles>174</meta:editing-cycles>
    <meta:document-statistic meta:table-count="0" meta:image-count="0" meta:object-count="0" meta:page-count="5" meta:paragraph-count="48" meta:word-count="1467" meta:character-count="10322" meta:non-whitespace-character-count="8887"/>
  </office:meta>
</office:document-meta>
</file>